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list-style-name="LFO2" style:family="paragraph"/>
    <style:style style:name="T8" style:parent-style-name="DefaultParagraphFont" style:family="text">
      <style:text-properties fo:font-weight="bold" style:font-weight-asian="bold" style:font-weight-complex="bold"/>
    </style:style>
    <style:style style:name="P9" style:parent-style-name="Normal" style:list-style-name="LFO2" style:family="paragraph"/>
    <style:style style:name="T10" style:parent-style-name="DefaultParagraphFont" style:family="text">
      <style:text-properties fo:font-weight="bold" style:font-weight-asian="bold" style:font-weight-complex="bold"/>
    </style:style>
    <style:style style:name="P11" style:parent-style-name="Normal" style:list-style-name="LFO2" style:family="paragraph"/>
    <style:style style:name="T12" style:parent-style-name="DefaultParagraphFont" style:family="text">
      <style:text-properties fo:font-weight="bold" style:font-weight-asian="bold" style:font-weight-complex="bold"/>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Normal" style:list-style-name="LFO5" style:family="paragraph"/>
    <style:style style:name="T19" style:parent-style-name="DefaultParagraphFont" style:family="text">
      <style:text-properties fo:font-weight="bold" style:font-weight-asian="bold" style:font-weight-complex="bold"/>
    </style:style>
    <style:style style:name="P20" style:parent-style-name="Normal" style:list-style-name="LFO5" style:family="paragraph"/>
    <style:style style:name="T21" style:parent-style-name="DefaultParagraphFont" style:family="text">
      <style:text-properties fo:font-weight="bold" style:font-weight-asian="bold" style:font-weight-complex="bold"/>
    </style:style>
    <style:style style:name="P22" style:parent-style-name="Normal" style:list-style-name="LFO5" style:family="paragraph"/>
    <style:style style:name="T23" style:parent-style-name="DefaultParagraphFont" style:family="text">
      <style:text-properties fo:font-weight="bold" style:font-weight-asian="bold" style:font-weight-complex="bold"/>
    </style:style>
    <style:style style:name="P24" style:parent-style-name="Normal" style:list-style-name="LFO5" style:family="paragraph"/>
    <style:style style:name="T25" style:parent-style-name="DefaultParagraphFont" style:family="text">
      <style:text-properties fo:font-weight="bold" style:font-weight-asian="bold" style:font-weight-complex="bold"/>
    </style:style>
    <style:style style:name="P26" style:parent-style-name="Normal" style:list-style-name="LFO5" style:family="paragraph"/>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list-style-name="LFO3" style:family="paragraph"/>
    <style:style style:name="T30" style:parent-style-name="DefaultParagraphFont" style:family="text">
      <style:text-properties fo:font-weight="bold" style:font-weight-asian="bold" style:font-weight-complex="bold"/>
    </style:style>
    <style:style style:name="P31" style:parent-style-name="Normal" style:list-style-name="LFO3" style:family="paragraph"/>
    <style:style style:name="T32" style:parent-style-name="DefaultParagraphFont" style:family="text">
      <style:text-properties fo:font-weight="bold" style:font-weight-asian="bold" style:font-weight-complex="bold"/>
    </style:style>
    <style:style style:name="P33" style:parent-style-name="Normal" style:list-style-name="LFO3" style:family="paragraph"/>
    <style:style style:name="T34" style:parent-style-name="DefaultParagraphFont" style:family="text">
      <style:text-properties fo:font-weight="bold" style:font-weight-asian="bold" style:font-weight-complex="bold"/>
    </style:style>
    <style:style style:name="P35" style:parent-style-name="Normal" style:list-style-name="LFO4" style:family="paragraph"/>
    <style:style style:name="T36" style:parent-style-name="DefaultParagraphFont" style:family="text">
      <style:text-properties fo:font-weight="bold" style:font-weight-asian="bold" style:font-weight-complex="bold"/>
    </style:style>
    <style:style style:name="P37" style:parent-style-name="Normal" style:list-style-name="LFO4" style:family="paragraph"/>
    <style:style style:name="T38" style:parent-style-name="DefaultParagraphFont" style:family="text">
      <style:text-properties fo:font-weight="bold" style:font-weight-asian="bold" style:font-weight-complex="bold"/>
    </style:style>
    <style:style style:name="P39" style:parent-style-name="Normal" style:list-style-name="LFO4" style:family="paragraph"/>
    <style:style style:name="T40" style:parent-style-name="DefaultParagraphFont" style:family="text">
      <style:text-properties fo:font-weight="bold" style:font-weight-asian="bold" style:font-weight-complex="bold"/>
    </style:style>
    <style:style style:name="P41" style:parent-style-name="Normal" style:list-style-name="LFO4" style:family="paragraph"/>
    <style:style style:name="T42" style:parent-style-name="DefaultParagraphFont" style:family="text">
      <style:text-properties fo:font-weight="bold" style:font-weight-asian="bold" style:font-weight-complex="bold"/>
    </style:style>
    <style:style style:name="P43" style:parent-style-name="Normal" style:list-style-name="LFO4" style:family="paragraph"/>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Normal" style:list-style-name="LFO6" style:family="paragraph"/>
    <style:style style:name="T48" style:parent-style-name="DefaultParagraphFont" style:family="text">
      <style:text-properties fo:font-weight="bold" style:font-weight-asian="bold" style:font-weight-complex="bold"/>
    </style:style>
    <style:style style:name="P49" style:parent-style-name="Normal" style:list-style-name="LFO6" style:family="paragraph"/>
    <style:style style:name="T50" style:parent-style-name="DefaultParagraphFont" style:family="text">
      <style:text-properties fo:font-weight="bold" style:font-weight-asian="bold" style:font-weight-complex="bold"/>
    </style:style>
    <style:style style:name="P51" style:parent-style-name="Normal" style:list-style-name="LFO7" style:family="paragraph"/>
    <style:style style:name="T52" style:parent-style-name="DefaultParagraphFont" style:family="text">
      <style:text-properties fo:font-weight="bold" style:font-weight-asian="bold" style:font-weight-complex="bold"/>
    </style:style>
    <style:style style:name="P53" style:parent-style-name="Normal" style:list-style-name="LFO7" style:family="paragraph"/>
    <style:style style:name="T54" style:parent-style-name="DefaultParagraphFont" style:family="text">
      <style:text-properties fo:font-weight="bold" style:font-weight-asian="bold" style:font-weight-complex="bold"/>
    </style:style>
    <style:style style:name="P55" style:parent-style-name="Normal" style:list-style-name="LFO7" style:family="paragraph"/>
    <style:style style:name="T56" style:parent-style-name="DefaultParagraphFont" style:family="text">
      <style:text-properties fo:font-weight="bold" style:font-weight-asian="bold" style:font-weight-complex="bold"/>
    </style:style>
  </office:automatic-styles>
  <office:body>
    <office:text text:use-soft-page-breaks="true">
      <text:p text:style-name="P1">To fixes errors reproduce financial statements.</text:p>
      <text:p text:style-name="Normal"/>
      <text:p text:style-name="Normal">The four main types of inventory are: raw materials, work-in-progress (WIP), finished goods, and maintenance, repair, and operations (MRO). Understanding these categories helps businesses manage inventory effectively. </text:p>
      <text:p text:style-name="Normal">Elaboration:</text:p>
      <text:p text:style-name="Normal"/>
      <text:p text:style-name="Normal"><text:span text:style-name="T2">Raw materials:</text:span> These are the basic components used in the manufacturing process.</text:p>
      <text:p text:style-name="Normal"><text:span text:style-name="T3">Work-in-progress(WIP):</text:span><text:s/>This refers to items that are currently being worked on but are not yet fully finished.</text:p>
      <text:p text:style-name="Normal"><text:span text:style-name="T4">Finished goods:</text:span><text:s/>These are the completed products that are ready for sale.</text:p>
      <text:p text:style-name="Normal"><text:span text:style-name="T5">MRO inventory:</text:span><text:s/>This includes items used for maintaining, repairing, and operating machinery, equipment, and facilities.</text:p>
      <text:p text:style-name="Normal"/>
      <text:p text:style-name="Normal"/>
      <text:p text:style-name="Normal">Revenue – COGS = Gross profit.</text:p>
      <text:p text:style-name="Normal"/>
      <text:p text:style-name="Normal">In bookkeeping, the numbers column in the<text:s/><text:span text:style-name="T6">chart of accounts (COA) assigns unique numerical identifiers to each account</text:span>, making it easier to locate and categorize financial transactions. This system helps in organizing and classifying accounts within the accounting records, ensuring accuracy and consistency when recording transactions. </text:p>
      <text:soft-page-break/>
      <text:p text:style-name="Normal">Here's a more detailed explanation:</text:p>
      <text:list text:style-name="LFO2" text:continue-numbering="true">
        <text:list-item>
          <text:p text:style-name="P7"><text:span text:style-name="T8">Account Numbers as Identifiers:</text:span></text:p>
        </text:list-item>
      </text:list>
      <text:p text:style-name="Normal">Account numbers act as unique identifiers, distinguishing between different accounts in the COA. </text:p>
      <text:list text:style-name="LFO2" text:continue-numbering="true">
        <text:list-item>
          <text:p text:style-name="P9"><text:span text:style-name="T10">Orderly Organization:</text:span></text:p>
        </text:list-item>
      </text:list>
      <text:p text:style-name="Normal">This numerical coding system provides an orderly way to classify accounts, allowing for easy identification and retrieval within the accounting records. </text:p>
      <text:list text:style-name="LFO2" text:continue-numbering="true">
        <text:list-item>
          <text:p text:style-name="P11"><text:span text:style-name="T12">Accuracy and Consistency:</text:span></text:p>
        </text:list-item>
      </text:list>
      <text:p text:style-name="Normal">Using account numbers helps ensure accurate and consistent recording of transactions across different account types (assets, liabilities, equity, revenue, expenses). </text:p>
      <text:list text:style-name="LFO2" text:continue-numbering="true">
        <text:list-item>
          <text:p text:style-name="P13"><text:span text:style-name="T14">Efficient Mapping:</text:span></text:p>
        </text:list-item>
      </text:list>
      <text:p text:style-name="Normal">Account numbers facilitate the mapping of general ledger accounts to specific line items in financial statements like the balance sheet and income statement. </text:p>
      <text:list text:style-name="LFO2" text:continue-numbering="true">
        <text:list-item>
          <text:p text:style-name="P15"><text:span text:style-name="T16">Standardized Numbering:</text:span></text:p>
        </text:list-item>
      </text:list>
      <text:p text:style-name="Normal">While specific numbering systems may vary, common practices include using the 1000s for asset accounts, 2000s for liabilities, etc. </text:p>
      <text:p text:style-name="Normal"/>
      <text:p text:style-name="Normal">Credit; <text:s/>Google AI</text:p>
      <text:p text:style-name="Normal"/>
      <text:p text:style-name="Normal"/>
      <text:soft-page-break/>
      <text:p text:style-name="Title">The<text:s/><text:span text:style-name="T17">cost of goods purchased</text:span><text:s/>is the total cost a company incurs to acquire inventory for resale. It includes the purchase price of goods, plus any related costs like freight-in, insurance, and duties. </text:p>
      <text:p text:style-name="Normal">Here's a more detailed breakdown: </text:p>
      <text:list text:style-name="LFO5" text:continue-numbering="true">
        <text:list-item>
          <text:p text:style-name="P18"><text:span text:style-name="T19">Purchase Price:</text:span> This is the amount paid to suppliers for the goods.</text:p>
        </text:list-item>
        <text:list-item>
          <text:p text:style-name="P20"><text:span text:style-name="T21">Freight-in:</text:span> Costs associated with transporting the purchased goods to the company's warehouse or place of business.</text:p>
        </text:list-item>
        <text:list-item>
          <text:p text:style-name="P22"><text:span text:style-name="T23">Insurance:</text:span> Any insurance premiums paid to cover the goods during transit.</text:p>
        </text:list-item>
        <text:list-item>
          <text:p text:style-name="P24"><text:span text:style-name="T25">Import Duties/Taxes:</text:span> Any taxes or duties imposed on imported goods.</text:p>
        </text:list-item>
        <text:list-item>
          <text:p text:style-name="P26"><text:span text:style-name="T27">Purchase Returns and Allowances:</text:span> The value of returned goods or discounts received for defective or unsatisfactory items.</text:p>
        </text:list-item>
      </text:list>
      <text:p text:style-name="Normal">In essence, the cost of goods purchased is the total cost incurred to acquire the inventory that a company sells.</text:p>
      <text:p text:style-name="Normal">Example:</text:p>
      <text:p text:style-name="Normal">Let's say a retailer buys $10,000 worth of merchandise, incurs $500 in freight-in charges, and pays $100 in insurance. The total cost of goods purchased would be $10,600 ($10,000 + $500 + $100). </text:p>
      <text:p text:style-name="Normal"/>
      <text:p text:style-name="Normal"/>
      <text:p text:style-name="Title"><text:span text:style-name="T28">The Cost of Goods Sold (COGS)</text:span><text:s/>is a key financial metric that represents the total direct costs associated with producing goods sold during a specific period. It's calculated as: Beginning Inventory + Purchases - Ending Inventory. </text:p>
      <text:p text:style-name="Normal">Elaboration:</text:p>
      <text:list text:style-name="LFO3" text:continue-numbering="true">
        <text:list-item>
          <text:p text:style-name="P29"><text:span text:style-name="T30">Beginning Inventory:</text:span></text:p>
        </text:list-item>
      </text:list>
      <text:p text:style-name="Normal">This is the value of your inventory at the start of the accounting period (e.g., month, quarter, year).</text:p>
      <text:list text:style-name="LFO3" text:continue-numbering="true">
        <text:list-item>
          <text:p text:style-name="P31"><text:span text:style-name="T32">Purchases:</text:span></text:p>
        </text:list-item>
      </text:list>
      <text:p text:style-name="Normal">This includes the costs of raw materials, direct labor, and manufacturing overhead used to produce the goods.</text:p>
      <text:list text:style-name="LFO3" text:continue-numbering="true">
        <text:list-item>
          <text:p text:style-name="P33"><text:span text:style-name="T34">Ending Inventory:</text:span></text:p>
        </text:list-item>
      </text:list>
      <text:p text:style-name="Normal">This is the value of your remaining inventory at the end of the accounting period. </text:p>
      <text:p text:style-name="Normal">Why COGS is important:</text:p>
      <text:list text:style-name="LFO4" text:continue-numbering="true">
        <text:list-item>
          <text:p text:style-name="P35"><text:span text:style-name="T36">Profitability:</text:span></text:p>
        </text:list-item>
      </text:list>
      <text:p text:style-name="Normal">COGS is deducted from revenue to calculate gross profit, which is a key measure of a company's profitability. </text:p>
      <text:list text:style-name="LFO4" text:continue-numbering="true">
        <text:list-item>
          <text:p text:style-name="P37"><text:span text:style-name="T38">Financial Statements:</text:span></text:p>
        </text:list-item>
      </text:list>
      <text:soft-page-break/>
      <text:p text:style-name="Normal">COGS is a line item on the income statement, along with sales revenue and other expenses. </text:p>
      <text:list text:style-name="LFO4" text:continue-numbering="true">
        <text:list-item>
          <text:p text:style-name="P39"><text:span text:style-name="T40">Business Performance:</text:span></text:p>
        </text:list-item>
      </text:list>
      <text:p text:style-name="Normal">Understanding COGS helps businesses track their costs and profitability, and make informed decisions about pricing, inventory management, and production. </text:p>
      <text:list text:style-name="LFO4" text:continue-numbering="true">
        <text:list-item>
          <text:p text:style-name="P41"><text:span text:style-name="T42">Tax Reporting:</text:span></text:p>
        </text:list-item>
      </text:list>
      <text:p text:style-name="Normal">COGS is a deductible business expense, reducing taxable income. </text:p>
      <text:list text:style-name="LFO4" text:continue-numbering="true">
        <text:list-item>
          <text:p text:style-name="P43"><text:span text:style-name="T44">Inventory Management:</text:span></text:p>
        </text:list-item>
      </text:list>
      <text:p text:style-name="Normal">COGS plays a crucial role in inventory accounting, helping businesses understand the cost of inventory sold and manage stock levels efficiently. </text:p>
      <text:p text:style-name="Normal"/>
      <text:p text:style-name="Normal">Credit; <text:s/>Google AI</text:p>
      <text:p text:style-name="Normal"/>
      <text:p text:style-name="Normal">The<text:s/><text:span text:style-name="T45">cost of goods available for sale (COGAS)</text:span><text:s/>is the total cost of all inventory a business could potentially sell during a given accounting period. It's calculated by adding the beginning inventory to the total cost of goods purchased or produced during that period. This value helps determine the <text:span text:style-name="T46">Cost of goods sold (COGS)<text:s/></text:span>and ultimately, a company's profitability. </text:p>
      <text:p text:style-name="Normal">Cost of goods sold (COGS)</text:p>
      <text:p text:style-name="Normal">Here's a more detailed breakdown:</text:p>
      <text:p text:style-name="Normal">Components of COGAS:</text:p>
      <text:list text:style-name="LFO6" text:continue-numbering="true">
        <text:list-item>
          <text:p text:style-name="P47"><text:span text:style-name="T48">Beginning Inventory:</text:span> The value of unsold inventory at the start of the accounting period. </text:p>
        </text:list-item>
        <text:list-item>
          <text:p text:style-name="P49"><text:span text:style-name="T50">Cost of Goods Purchased/Produced:</text:span> The total cost of new inventory acquired or manufactured during the period. </text:p>
        </text:list-item>
      </text:list>
      <text:p text:style-name="Normal">Formula:</text:p>
      <text:p text:style-name="Normal">COGAS = Beginning Inventory + (Cost of Goods Purchased/Produced). </text:p>
      <text:p text:style-name="Normal">Why it's important:</text:p>
      <text:list text:style-name="LFO7" text:continue-numbering="true">
        <text:list-item>
          <text:p text:style-name="P51"><text:span text:style-name="T52">Calculating COGS:</text:span></text:p>
        </text:list-item>
      </text:list>
      <text:p text:style-name="Normal">COGAS is a crucial component in determining COGS, which is the cost of goods that were actually sold during the period. COGS is subtracted from sales revenue to arrive at gross profit. </text:p>
      <text:list text:style-name="LFO7" text:continue-numbering="true">
        <text:list-item>
          <text:p text:style-name="P53"><text:span text:style-name="T54">Profitability Analysis:</text:span></text:p>
        </text:list-item>
      </text:list>
      <text:p text:style-name="Normal">COGS is a key factor in understanding a company's profitability, as it directly impacts gross profit and net income. </text:p>
      <text:list text:style-name="LFO7" text:continue-numbering="true">
        <text:list-item>
          <text:p text:style-name="P55"><text:span text:style-name="T56">Inventory Management:</text:span></text:p>
        </text:list-item>
      </text:list>
      <text:p text:style-name="Normal">COGAS helps businesses track their inventory levels and understand how much inventory they have available for sale. </text:p>
      <text:p text:style-name="Normal">Example:</text:p>
      <text:p text:style-name="Normal">If a company has $5,000 of beginning inventory and purchases $8,000 worth of new inventory during the period, their COGAS would be $13,000. </text:p>
      <text:p text:style-name="Normal"/>
      <text:p text:style-name="Normal"/>
      <text:p text:style-name="Title">What is the Periodic Inventory System and How Does it Work?</text:p>
      <text:soft-page-break/>
      <text:p text:style-name="Normal">A periodic inventory system is an inventory management approach where inventory records, including the cost of goods sold (COGS), are updated only at the end of an accounting period, not after each sale or purchase. This system relies on physical inventory counts at specific intervals, such as monthly, quarterly, or annually, to determine inventory levels and COGS.<text:s/></text:p>
      <text:p text:style-name="Normal">Key Features:</text:p>
      <text:p text:style-name="Normal">End-of-Period Updates:</text:p>
      <text:p text:style-name="Normal">Inventory records and COGS are updated only at the end of the designated period, not continuously.<text:s/></text:p>
      <text:p text:style-name="Normal">Physical Inventory Counts:</text:p>
      <text:p text:style-name="Normal">Regular physical counts are necessary to determine inventory levels and COGS, as real-time tracking is not maintained.<text:s/></text:p>
      <text:p text:style-name="Normal">Simpler and More Cost-Effective:</text:p>
      <text:p text:style-name="Normal">This method can be simpler and less costly to implement than a perpetual inventory system, especially for businesses with low sales volumes.<text:s/></text:p>
      <text:p text:style-name="Normal">How it Works:</text:p>
      <text:p text:style-name="Normal">Beginning Inventory: Track the value of inventory on hand at the start of the accounting period.</text:p>
      <text:p text:style-name="Normal">Net Purchases: Add the total cost of new inventory purchased during the period.</text:p>
      <text:p text:style-name="Normal">Cost of Goods Available for Sale: Sum the beginning inventory and net purchases.</text:p>
      <text:p text:style-name="Normal">Ending Inventory: Conduct a physical count to determine the value of inventory remaining at the end of the period.</text:p>
      <text:soft-page-break/>
      <text:p text:style-name="Normal">Cost of Goods Sold (COGS): Subtract the ending inventory from the cost of goods available for sale.<text:s/></text:p>
      <text:p text:style-name="Normal">Pros:</text:p>
      <text:p text:style-name="Normal">Simpler and less expensive:</text:p>
      <text:p text:style-name="Normal">Requires less complex software and resources compared to perpetual systems.<text:s/></text:p>
      <text:p text:style-name="Normal">Suitable for smaller businesses:</text:p>
      <text:p text:style-name="Normal">Well-suited for businesses with low inventory turnover or a limited number of SKUs.<text:s/></text:p>
      <text:p text:style-name="Normal">Cons:</text:p>
      <text:p text:style-name="Normal">Lack of real-time data:</text:p>
      <text:p text:style-name="Normal">Inventory levels and COGS are not known until the end of the period, which can hinder decision-making.<text:s/></text:p>
      <text:p text:style-name="Normal">Potential for inaccuracies:</text:p>
      <text:p text:style-name="Normal">Physical inventory counts can be time-consuming and prone to errors, especially for businesses with high inventory volumes.<text:s/></text:p>
      <text:p text:style-name="Normal">Limited visibility:</text:p>
      <text:p text:style-name="Normal">May provide less visibility into inventory levels and sales performance compared to perpetual systems.</text:p>
      <text:p text:style-name="Normal"/>
      <text:p text:style-name="Normal"/>
      <text:p text:style-name="Normal"/>
      <text:p text:style-name="Normal">The general formula to compute the cost of goods sold under the periodic inventory system is given below:</text:p>
      <text:soft-page-break/>
      <text:p text:style-name="Normal">Cost of goods sold (COGS) = Beginning inventory + Purchases – Closing inventory</text:p>
      <text:p text:style-name="Normal"/>
      <text:p text:style-name="Normal">The calculation of its cost of goods sold is:</text:p>
      <text:p text:style-name="Normal">Cost of Goods Available = Beginning inventory + Purchases</text:p>
      <text:p text:style-name="Normal">$220,000 = $100,000 + $120,000</text:p>
      <text:p text:style-name="Normal"/>
      <text:p text:style-name="Normal">Cost of Goods Sold = Cost of Goods Available<text:s/>–<text:s/>Closing Inventory</text:p>
      <text:p text:style-name="Normal">$140,000 = $220,000<text:s/>–<text:s/>$80,000</text:p>
      <text:p text:style-name="Normal"/>
      <text:p text:style-name="Normal">Credit: <text:s/><text:a xlink:href="https://www.freshbooks.com/hub/accounting/periodic-inventory-system" office:target-frame-name="_top" xlink:show="replace"><text:span text:style-name="Hyperlink">https://www.freshbooks.com/hub/accounting/periodic-inventory-system</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IBM"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6pt" style:font-size-asian="16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style:font-size-complex="16pt"/>
    </style:style>
    <style:style style:name="Heading3Char" style:display-name="Heading 3 Char" style:family="text" style:parent-style-name="DefaultParagraphFont">
      <style:text-properties style:font-name="Calibri"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style:font-name-asian="Times New Roman" style:font-name-complex="Times New Roman" fo:color="#2F5496"/>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Calibri"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Freiwald</meta:initial-creator>
    <dc:creator>Martin Freiwald</dc:creator>
    <meta:creation-date>2025-04-15T22:49:00Z</meta:creation-date>
    <dc:date>2025-04-15T22:49:00Z</dc:date>
    <meta:template xlink:href="Normal.dotm" xlink:type="simple"/>
    <meta:editing-cycles>3</meta:editing-cycles>
    <meta:editing-duration>PT60S</meta:editing-duration>
    <meta:document-statistic meta:page-count="9" meta:paragraph-count="16" meta:word-count="1226" meta:character-count="8202" meta:row-count="58" meta:non-whitespace-character-count="6992"/>
  </office:meta>
</office:document-meta>
</file>